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COMANDO_5f_LS" style:display-name="COMANDO_LS" style:family="table">
      <style:table-properties style:width="17cm" table:align="margins" fo:background-color="transparent">
        <style:background-image/>
      </style:table-properties>
    </style:style>
    <style:style style:name="COMANDO_5f_LS.A" style:display-name="COMANDO_LS.A" style:family="table-column">
      <style:table-column-properties style:column-width="8.5cm" style:rel-column-width="32767*"/>
    </style:style>
    <style:style style:name="COMANDO_5f_LS.B" style:display-name="COMANDO_LS.B" style:family="table-column">
      <style:table-column-properties style:column-width="8.5cm" style:rel-column-width="32768*"/>
    </style:style>
    <style:style style:name="COMANDO_5f_LS.1" style:display-name="COMANDO_LS.1" style:family="table-row">
      <style:table-row-properties fo:background-color="transparent">
        <style:background-image/>
      </style:table-row-properties>
    </style:style>
    <style:style style:name="COMANDO_5f_LS.A1" style:display-name="COMANDO_LS.A1" style:family="table-cell">
      <style:table-cell-properties fo:background-color="#ffffff" fo:padding="0.097cm" fo:border-left="1pt solid #000000" fo:border-right="none" fo:border-top="1pt solid #000000" fo:border-bottom="1pt solid #000000" style:writing-mode="page">
        <style:background-image/>
      </style:table-cell-properties>
    </style:style>
    <style:style style:name="COMANDO_5f_LS.B1" style:display-name="COMANDO_LS.B1" style:family="table-cell">
      <style:table-cell-properties fo:background-color="transparent" fo:padding="0.097cm" fo:border="1pt solid #000000" style:writing-mode="page">
        <style:background-image/>
      </style:table-cell-properties>
    </style:style>
    <style:style style:name="COMANDO_5f_LS.A2" style:display-name="COMANDO_LS.A2" style:family="table-cell">
      <style:table-cell-properties fo:background-color="transparent" fo:padding="0.097cm" fo:border-left="1pt solid #000000" fo:border-right="none" fo:border-top="none" fo:border-bottom="1pt solid #000000" style:writing-mode="page">
        <style:background-image/>
      </style:table-cell-properties>
    </style:style>
    <style:style style:name="COMANDO_5f_LS.B2" style:display-name="COMANDO_LS.B2" style:family="table-cell">
      <style:table-cell-properties fo:background-color="transparent" fo:padding="0.097cm" fo:border-left="1pt solid #000000" fo:border-right="1pt solid #000000" fo:border-top="none" fo:border-bottom="1pt solid #000000" style:writing-mode="page">
        <style:background-image/>
      </style:table-cell-properties>
    </style:style>
    <style:style style:name="COMANDO_5f_LS.A7" style:display-name="COMANDO_LS.A7" style:family="table-cell">
      <style:table-cell-properties fo:background-color="#ffffff" fo:padding="0.097cm" fo:border-left="1pt solid #000000" fo:border-right="none" fo:border-top="none" fo:border-bottom="1pt solid #000000" style:writing-mode="page">
        <style:background-image/>
      </style:table-cell-properties>
    </style:style>
    <style:style style:name="P1" style:family="paragraph" style:parent-style-name="Standard">
      <style:text-properties style:font-name="Arial" fo:font-weight="bold" officeooo:paragraph-rsid="00014055" style:font-weight-asian="bold" style:font-weight-complex="bold"/>
    </style:style>
    <style:style style:name="P2" style:family="paragraph" style:parent-style-name="Standard">
      <style:text-properties style:font-name="Arial" officeooo:rsid="00014055" officeooo:paragraph-rsid="00014055"/>
    </style:style>
    <style:style style:name="P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officeooo:rsid="00014055" officeooo:paragraph-rsid="0001405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014055" officeooo:paragraph-rsid="0001405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01bd59" officeooo:paragraph-rsid="0001bd5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style:font-name="Arial" officeooo:paragraph-rsid="00014055"/>
    </style:style>
    <style:style style:name="T1" style:family="text">
      <style:text-properties officeooo:rsid="00014055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1405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01405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5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officeooo:rsid="0001405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bold" officeooo:rsid="0001405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7" style:family="text">
      <style:text-properties officeooo:rsid="0001bd59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AULA 04 – </text:span>COMANDO LS – LISTAR CONTEÚDO DE DIRETÓRIOS NO LINUX</text:p>
      <text:p text:style-name="P2"/>
      <table:table table:name="COMANDO_LS" table:style-name="COMANDO_5f_LS">
        <table:table-column table:style-name="COMANDO_5f_LS.A"/>
        <table:table-column table:style-name="COMANDO_5f_LS.B"/>
        <table:table-row table:style-name="COMANDO_5f_LS.1">
          <table:table-cell table:style-name="COMANDO_5f_LS.A1" office:value-type="string">
            <text:p text:style-name="P3">Opção</text:p>
          </table:table-cell>
          <table:table-cell table:style-name="COMANDO_5f_LS.B1" office:value-type="string">
            <text:p text:style-name="P3">Significado</text:p>
          </table:table-cell>
        </table:table-row>
        <table:table-row table:style-name="COMANDO_5f_LS.1">
          <table:table-cell table:style-name="COMANDO_5f_LS.A2" office:value-type="string">
            <text:p text:style-name="P4">-<text:span text:style-name="T1">a</text:span></text:p>
          </table:table-cell>
          <table:table-cell table:style-name="COMANDO_5f_LS.B2" office:value-type="string">
            <text:p text:style-name="P5">Mostra todos os aquivos, incluindo os <text:span text:style-name="T2">ocultos</text:span></text:p>
          </table:table-cell>
        </table:table-row>
        <table:table-row table:style-name="COMANDO_5f_LS.1">
          <table:table-cell table:style-name="COMANDO_5f_LS.A2" office:value-type="string">
            <text:p text:style-name="P4">-<text:span text:style-name="T1">A</text:span></text:p>
          </table:table-cell>
          <table:table-cell table:style-name="COMANDO_5f_LS.B2" office:value-type="string">
            <text:p text:style-name="P7"><text:span text:style-name="T5">Igual ao comando –a, mas </text:span><text:span text:style-name="T6">não</text:span><text:span text:style-name="T5"> mostra os diretórios corrente (.) ou </text:span><text:span text:style-name="T6">pai</text:span><text:span text:style-name="T5"> (..)</text:span></text:p>
          </table:table-cell>
        </table:table-row>
        <table:table-row table:style-name="COMANDO_5f_LS.1">
          <table:table-cell table:style-name="COMANDO_5f_LS.A2" office:value-type="string">
            <text:p text:style-name="P4">-<text:span text:style-name="T1">i</text:span></text:p>
          </table:table-cell>
          <table:table-cell table:style-name="COMANDO_5f_LS.B2" office:value-type="string">
            <text:p text:style-name="P5">Mostra o número <text:span text:style-name="T2">inode</text:span> de cada arquivo na primeira coluna</text:p>
          </table:table-cell>
        </table:table-row>
        <table:table-row table:style-name="COMANDO_5f_LS.1">
          <table:table-cell table:style-name="COMANDO_5f_LS.A2" office:value-type="string">
            <text:p text:style-name="P4">-<text:span text:style-name="T1">l </text:span></text:p>
          </table:table-cell>
          <table:table-cell table:style-name="COMANDO_5f_LS.B2" office:value-type="string">
            <text:p text:style-name="P5">Formato longo, mostra permissões, número de link, proprietário, grupo, tamanho, data de modificação e nome do arquivo </text:p>
          </table:table-cell>
        </table:table-row>
        <table:table-row>
          <table:table-cell table:style-name="COMANDO_5f_LS.A2" office:value-type="string">
            <text:p text:style-name="P4">-<text:span text:style-name="T1">m</text:span></text:p>
          </table:table-cell>
          <table:table-cell table:style-name="COMANDO_5f_LS.B2" office:value-type="string">
            <text:p text:style-name="P5">Arquivos listados em sequência, separados por vírgula</text:p>
          </table:table-cell>
        </table:table-row>
        <table:table-row table:style-name="COMANDO_5f_LS.1">
          <table:table-cell table:style-name="COMANDO_5f_LS.A7" office:value-type="string">
            <text:p text:style-name="P4">-<text:span text:style-name="T1">n</text:span></text:p>
          </table:table-cell>
          <table:table-cell table:style-name="COMANDO_5f_LS.B2" office:value-type="string">
            <text:p text:style-name="P5">Igual ao comando -l, porém mostra <text:span text:style-name="T2">UID</text:span> e <text:span text:style-name="T2">GID</text:span> em vez de nomes de proprietário e grupo</text:p>
          </table:table-cell>
        </table:table-row>
        <table:table-row>
          <table:table-cell table:style-name="COMANDO_5f_LS.A2" office:value-type="string">
            <text:p text:style-name="P4">-<text:span text:style-name="T7">o </text:span></text:p>
          </table:table-cell>
          <table:table-cell table:style-name="COMANDO_5f_LS.B2" office:value-type="string">
            <text:p text:style-name="P6">Igual ao comando -l, porém não mostra o grupo do arquivo</text:p>
          </table:table-cell>
        </table:table-row>
        <table:table-row>
          <table:table-cell table:style-name="COMANDO_5f_LS.A2" office:value-type="string">
            <text:p text:style-name="P4">-<text:span text:style-name="T7">p</text:span></text:p>
          </table:table-cell>
          <table:table-cell table:style-name="COMANDO_5f_LS.B2" office:value-type="string">
            <text:p text:style-name="P6">Mostra uma barra (/) na frente de nomes de diretórios</text:p>
          </table:table-cell>
        </table:table-row>
        <table:table-row>
          <table:table-cell table:style-name="COMANDO_5f_LS.A2" office:value-type="string">
            <text:p text:style-name="P6">-r </text:p>
          </table:table-cell>
          <table:table-cell table:style-name="COMANDO_5f_LS.B2" office:value-type="string">
            <text:p text:style-name="P6">Ordem reversa</text:p>
          </table:table-cell>
        </table:table-row>
        <table:table-row>
          <table:table-cell table:style-name="COMANDO_5f_LS.A2" office:value-type="string">
            <text:p text:style-name="P6">-h </text:p>
          </table:table-cell>
          <table:table-cell table:style-name="COMANDO_5f_LS.B2" office:value-type="string">
            <text:p text:style-name="P6">Mostra o tamanho em formato legível por humanos (combine com -l)</text:p>
          </table:table-cell>
        </table:table-row>
      </table:table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2-23T10:51:21.737015700</meta:creation-date>
    <dc:date>2020-04-04T17:40:36.614810194</dc:date>
    <meta:editing-duration>PT43M56S</meta:editing-duration>
    <meta:editing-cycles>5</meta:editing-cycles>
    <meta:generator>LibreOffice/6.3.5.2$Linux_X86_64 LibreOffice_project/30$Build-2</meta:generator>
    <meta:document-statistic meta:table-count="1" meta:image-count="0" meta:object-count="0" meta:page-count="1" meta:paragraph-count="23" meta:word-count="128" meta:character-count="716" meta:non-whitespace-character-count="604"/>
  </office:meta>
</office:document-meta>
</file>